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3" table:default-cell-style-name="Default"/>
        <table:table-column table:style-name="co6" table:default-cell-style-name="ce25"/>
        <table:table-column table:style-name="co6" table:number-columns-repeated="7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886];&quot;High&quot;;[.D5:.D886])" office:value-type="float" office:value="209">
            <text:p>209</text:p>
          </table:table-cell>
          <table:table-cell table:formula="of:=SUMPRODUCT(([.C5:.C886]=&quot;High&quot;)*([.E5:.E886]=&quot;x&quot;)*[.D5:.D886])" office:value-type="float" office:value="55">
            <text:p>55</text:p>
          </table:table-cell>
          <table:table-cell table:formula="of:=SUMPRODUCT(([.C5:.C886]=&quot;High&quot;)*([.F5:.F886]=&quot;x&quot;)*[.D5:.D886])" office:value-type="float" office:value="65">
            <text:p>65</text:p>
          </table:table-cell>
          <table:table-cell table:formula="of:=SUMPRODUCT(([.C5:.C886]=&quot;High&quot;)*([.G5:.G886]=&quot;x&quot;)*[.D5:.D886])" office:value-type="float" office:value="60">
            <text:p>60</text:p>
          </table:table-cell>
          <table:table-cell table:style-name="Default" table:formula="of:=SUMPRODUCT(([.C5:.C886]=&quot;High&quot;)*([.H5:.H886]=&quot;x&quot;)*[.D5:.D886])" office:value-type="float" office:value="29">
            <text:p>29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886];&quot;Medium&quot;;[.D5:.D886])" office:value-type="float" office:value="94">
            <text:p>94</text:p>
          </table:table-cell>
          <table:table-cell table:formula="of:=SUMPRODUCT(([.C5:.C886]=&quot;Medium&quot;)*([.E5:.E886]=&quot;x&quot;)*[.D5:.D886])" office:value-type="float" office:value="24">
            <text:p>24</text:p>
          </table:table-cell>
          <table:table-cell table:formula="of:=SUMPRODUCT(([.C5:.C886]=&quot;Medium&quot;)*([.F5:.F886]=&quot;x&quot;)*[.D5:.D886])" office:value-type="float" office:value="16">
            <text:p>16</text:p>
          </table:table-cell>
          <table:table-cell table:formula="of:=SUMPRODUCT(([.C5:.C886]=&quot;Medium&quot;)*([.G5:.G886]=&quot;x&quot;)*[.D5:.D886])" office:value-type="float" office:value="23">
            <text:p>23</text:p>
          </table:table-cell>
          <table:table-cell table:style-name="Default" table:formula="of:=SUMPRODUCT(([.C5:.C886]=&quot;Medium&quot;)*([.H5:.H886]=&quot;x&quot;)*[.D5:.D886])" office:value-type="float" office:value="31">
            <text:p>31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886];&quot;Low&quot;;[.D5:.D886])" office:value-type="float" office:value="8">
            <text:p>8</text:p>
          </table:table-cell>
          <table:table-cell table:formula="of:=SUMPRODUCT(([.C5:.C886]=&quot;Low&quot;)*([.E5:.E886]=&quot;x&quot;)*[.D5:.D886])" office:value-type="float" office:value="4">
            <text:p>4</text:p>
          </table:table-cell>
          <table:table-cell table:formula="of:=SUMPRODUCT(([.C5:.C886]=&quot;Low&quot;)*([.F5:.F886]=&quot;x&quot;)*[.D5:.D886])" office:value-type="float" office:value="2">
            <text:p>2</text:p>
          </table:table-cell>
          <table:table-cell table:formula="of:=SUMPRODUCT(([.C5:.C886]=&quot;Low&quot;)*([.G5:.G886]=&quot;x&quot;)*[.D5:.D886])" office:value-type="float" office:value="0">
            <text:p>0</text:p>
          </table:table-cell>
          <table:table-cell table:style-name="Default" table:formula="of:=SUMPRODUCT(([.C5:.C886]=&quot;Low&quot;)*([.H5:.H886]=&quot;x&quot;)*[.D5:.D886])" office:value-type="float" office:value="2">
            <text:p>2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30" table:number-columns-repeated="49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1</text:p>
          </table:table-cell>
          <table:table-cell table:style-name="ce25" office:value-type="string">
            <text:p>SmokeTest - Hom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Ho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3</text:p>
          </table:table-cell>
          <table:table-cell table:style-name="ce25" office:value-type="string">
            <text:p>Smoke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5</text:p>
          </table:table-cell>
          <table:table-cell table:style-name="ce25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Sites Explor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7</text:p>
          </table:table-cell>
          <table:table-cell table:style-name="ce25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CMIS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CMI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CMI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CMI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MOKE_PLF_INT_09</text:p>
          </table:table-cell>
          <table:table-cell table:style-name="ce25" office:value-type="string">
            <text:p>SmokeTest - CMI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moke/Integration/CMI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3</text:p>
          </table:table-cell>
          <table:table-cell table:style-name="ce25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Manage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3</text:p>
          </table:table-cell>
          <table:table-cell table:style-name="ce25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Manage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3</text:p>
          </table:table-cell>
          <table:table-cell table:style-name="ce25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Manage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08</text:p>
          </table:table-cell>
          <table:table-cell table:style-name="ce25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Check highlight in mini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8</text:p>
          </table:table-cell>
          <table:table-cell table:style-name="ce25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Check highlight in mini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08</text:p>
          </table:table-cell>
          <table:table-cell table:style-name="ce25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Check highlight in mini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10</text:p>
          </table:table-cell>
          <table:table-cell table:style-name="ce25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Check mail remin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10</text:p>
          </table:table-cell>
          <table:table-cell table:style-name="ce25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Check mail remin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10</text:p>
          </table:table-cell>
          <table:table-cell table:style-name="ce25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Check mail remin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CALENDAR_20</text:p>
          </table:table-cell>
          <table:table-cell table:style-name="ce25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20</text:p>
          </table:table-cell>
          <table:table-cell table:style-name="ce25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CALENDAR_20</text:p>
          </table:table-cell>
          <table:table-cell table:style-name="ce25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3</text:p>
          </table:table-cell>
          <table:table-cell table:style-name="ce25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Add events to a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3</text:p>
          </table:table-cell>
          <table:table-cell table:style-name="ce25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Add events to a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3</text:p>
          </table:table-cell>
          <table:table-cell table:style-name="ce25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Add events to a public calend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EVENT_16</text:p>
          </table:table-cell>
          <table:table-cell table:style-name="ce25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6</text:p>
          </table:table-cell>
          <table:table-cell table:style-name="ce25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EVENT_16</text:p>
          </table:table-cell>
          <table:table-cell table:style-name="ce25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GROUP _01</text:p>
          </table:table-cell>
          <table:table-cell table:style-name="ce25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Manage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GROUP _01</text:p>
          </table:table-cell>
          <table:table-cell table:style-name="ce25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Manage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GROUP _01</text:p>
          </table:table-cell>
          <table:table-cell table:style-name="ce25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Manage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A_SEARCH_22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Advance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SEARCH_22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Advance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A_SEARCH_22</text:p>
          </table:table-cell>
          <table:table-cell table:style-name="ce25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alendar\Advance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1</text:p>
          </table:table-cell>
          <table:table-cell table:style-name="ce25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Add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1</text:p>
          </table:table-cell>
          <table:table-cell table:style-name="ce25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Add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1</text:p>
          </table:table-cell>
          <table:table-cell table:style-name="ce25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Add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3</text:p>
          </table:table-cell>
          <table:table-cell table:style-name="ce25" office:value-type="string">
            <text:p>SniffTest - Configur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Configu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3</text:p>
          </table:table-cell>
          <table:table-cell table:style-name="ce25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Configu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3</text:p>
          </table:table-cell>
          <table:table-cell table:style-name="ce25" office:value-type="string">
            <text:p>SniffTest - Configur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Configu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08</text:p>
          </table:table-cell>
          <table:table-cell table:style-name="ce25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Add 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8</text:p>
          </table:table-cell>
          <table:table-cell table:style-name="ce25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Add 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08</text:p>
          </table:table-cell>
          <table:table-cell table:style-name="ce25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Add contac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OTHERCHECK_15</text:p>
          </table:table-cell>
          <table:table-cell table:style-name="ce25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User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15</text:p>
          </table:table-cell>
          <table:table-cell table:style-name="ce25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User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OTHERCHECK_15</text:p>
          </table:table-cell>
          <table:table-cell table:style-name="ce25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User statu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0</text:p>
          </table:table-cell>
          <table:table-cell table:style-name="ce25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Send private mess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0</text:p>
          </table:table-cell>
          <table:table-cell table:style-name="ce25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Send private mess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0</text:p>
          </table:table-cell>
          <table:table-cell table:style-name="ce25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Send private mess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RIVATECHAT_12</text:p>
          </table:table-cell>
          <table:table-cell table:style-name="ce25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Expor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2</text:p>
          </table:table-cell>
          <table:table-cell table:style-name="ce25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Expor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RIVATECHAT_12</text:p>
          </table:table-cell>
          <table:table-cell table:style-name="ce25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Expor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 _05</text:p>
          </table:table-cell>
          <table:table-cell table:style-name="ce25" office:value-type="string">
            <text:p>SniffTest - Leav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Leave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 _05</text:p>
          </table:table-cell>
          <table:table-cell table:style-name="ce25" office:value-type="string">
            <text:p>SniffTest - Lea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Leave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 _05</text:p>
          </table:table-cell>
          <table:table-cell table:style-name="ce25" office:value-type="string">
            <text:p>SniffTest - Lea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Leave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HA_PUBLICCHAT_06</text:p>
          </table:table-cell>
          <table:table-cell table:style-name="ce25" office:value-type="string">
            <text:p>SniffTest - Join roo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Join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_06</text:p>
          </table:table-cell>
          <table:table-cell table:style-name="ce25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Join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HA_PUBLICCHAT_06</text:p>
          </table:table-cell>
          <table:table-cell table:style-name="ce25" office:value-type="string">
            <text:p>SniffTest - Join roo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hat\Join a roo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02</text:p>
          </table:table-cell>
          <table:table-cell table:style-name="ce25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Sha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02</text:p>
          </table:table-cell>
          <table:table-cell table:style-name="ce25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Sha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02</text:p>
          </table:table-cell>
          <table:table-cell table:style-name="ce25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Shar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ADDBOOK_11</text:p>
          </table:table-cell>
          <table:table-cell table:style-name="ce25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11</text:p>
          </table:table-cell>
          <table:table-cell table:style-name="ce25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ADDBOOK_11</text:p>
          </table:table-cell>
          <table:table-cell table:style-name="ce25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5</text:p>
          </table:table-cell>
          <table:table-cell table:style-name="ce25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Copy and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5</text:p>
          </table:table-cell>
          <table:table-cell table:style-name="ce25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Copy and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5</text:p>
          </table:table-cell>
          <table:table-cell table:style-name="ce25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Copy and 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CONTACT_09</text:p>
          </table:table-cell>
          <table:table-cell table:style-name="ce25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Send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9</text:p>
          </table:table-cell>
          <table:table-cell table:style-name="ce25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Send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CONTACT_09</text:p>
          </table:table-cell>
          <table:table-cell table:style-name="ce25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Send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SEARCH_12</text:p>
          </table:table-cell>
          <table:table-cell table:style-name="ce25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SEARCH_12</text:p>
          </table:table-cell>
          <table:table-cell table:style-name="ce25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SEARCH_12</text:p>
          </table:table-cell>
          <table:table-cell table:style-name="ce25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CON_TAG_08</text:p>
          </table:table-cell>
          <table:table-cell table:style-name="ce25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Tag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TAG_08</text:p>
          </table:table-cell>
          <table:table-cell table:style-name="ce25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Tag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CON_TAG_08</text:p>
          </table:table-cell>
          <table:table-cell table:style-name="ce25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Contact\Tag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ACC_19</text:p>
          </table:table-cell>
          <table:table-cell table:style-name="ce25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Dele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ACC_19</text:p>
          </table:table-cell>
          <table:table-cell table:style-name="ce25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Dele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ACC_19</text:p>
          </table:table-cell>
          <table:table-cell table:style-name="ce25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Dele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EVENT_17</text:p>
          </table:table-cell>
          <table:table-cell table:style-name="ce25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Add event in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EVENT_17</text:p>
          </table:table-cell>
          <table:table-cell table:style-name="ce25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Add event in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EVENT_17</text:p>
          </table:table-cell>
          <table:table-cell table:style-name="ce25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Add event in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FILTER_14</text:p>
          </table:table-cell>
          <table:table-cell table:style-name="ce25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Manage fil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FILTER_14</text:p>
          </table:table-cell>
          <table:table-cell table:style-name="ce25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Manage fil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FILTER_14</text:p>
          </table:table-cell>
          <table:table-cell table:style-name="ce25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Manage fil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2</text:p>
          </table:table-cell>
          <table:table-cell table:style-name="ce25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Check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2</text:p>
          </table:table-cell>
          <table:table-cell table:style-name="ce25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Check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2</text:p>
          </table:table-cell>
          <table:table-cell table:style-name="ce25" office:value-type="string">
            <text:p>SniffTest - Check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Check Mai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4</text:p>
          </table:table-cell>
          <table:table-cell table:style-name="ce25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Draf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4</text:p>
          </table:table-cell>
          <table:table-cell table:style-name="ce25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Draf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4</text:p>
          </table:table-cell>
          <table:table-cell table:style-name="ce25" office:value-type="string">
            <text:p>SniffTest - Draft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Draf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MAIL_06</text:p>
          </table:table-cell>
          <table:table-cell table:style-name="ce25" office:value-type="string">
            <text:p>SniffTest - Forw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Forw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6</text:p>
          </table:table-cell>
          <table:table-cell table:style-name="ce25" office:value-type="string">
            <text:p>SniffTest - Forw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Forw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MAIL_06</text:p>
          </table:table-cell>
          <table:table-cell table:style-name="ce25" office:value-type="string">
            <text:p>SniffTest - Forw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Forw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SEARCH_15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SEARCH_15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SEARCH_15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Quick 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CS_MA_TAG_11</text:p>
          </table:table-cell>
          <table:table-cell table:style-name="ce25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Manage Ta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TAG_11</text:p>
          </table:table-cell>
          <table:table-cell table:style-name="ce25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Manage Ta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CS_MA_TAG_11</text:p>
          </table:table-cell>
          <table:table-cell table:style-name="ce25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CS\Mail\Manage Ta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2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Cut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2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Cut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2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Cut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4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Rena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4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Rena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4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/>
          <table:table-cell table:style-name="ce25" office:value-type="string">
            <text:p>ECMS\DMS\Action\Renam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6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ction\WebDAV\Cre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6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ction\WebDAV\Cre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6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ction\WebDAV\Cre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8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ction\Drag_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8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ction\Drag_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8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ction\Drag_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2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in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2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in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2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in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4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in\Node_Proper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4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in\Node_Proper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4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in\Node_Proper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1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Ta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1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Ta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1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Ta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3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Templ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3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Templ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3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Templ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5</text:p>
          </table:table-cell>
          <table:table-cell table:style-name="ce25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5</text:p>
          </table:table-cell>
          <table:table-cell table:style-name="ce25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5</text:p>
          </table:table-cell>
          <table:table-cell table:style-name="ce25" office:value-type="string">
            <text:p>SniffTest - Manage Ta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7</text:p>
          </table:table-cell>
          <table:table-cell table:style-name="ce25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Namespac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7</text:p>
          </table:table-cell>
          <table:table-cell table:style-name="ce25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Namespac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7</text:p>
          </table:table-cell>
          <table:table-cell table:style-name="ce25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Namespac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9</text:p>
          </table:table-cell>
          <table:table-cell table:style-name="ce25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Que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9</text:p>
          </table:table-cell>
          <table:table-cell table:style-name="ce25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Que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9</text:p>
          </table:table-cell>
          <table:table-cell table:style-name="ce25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Que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1</text:p>
          </table:table-cell>
          <table:table-cell table:style-name="ce25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1</text:p>
          </table:table-cell>
          <table:table-cell table:style-name="ce25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1</text:p>
          </table:table-cell>
          <table:table-cell table:style-name="ce25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ADM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FD_0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reate\Folder\Content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FD_0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reate\Folder\Content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FD_0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reate\Folder\Content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1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Tag\Priv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1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Tag\Priv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1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Tag\Priv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3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Langu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3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Langu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3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Langu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5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Com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5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Com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5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ollaboration\Commen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2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reate\Document\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2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reate\Document\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2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Create\Document\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1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Info\Permiss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INF_01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Info\Permiss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INF_01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Info\Permiss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1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Search\Simp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1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Search\Simp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1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Search\Simp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3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Search\Que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3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Search\Que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3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Search\Que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UPL_01</text:p>
          </table:table-cell>
          <table:table-cell table:style-name="ce25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Upload_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UPL_01</text:p>
          </table:table-cell>
          <table:table-cell table:style-name="ce25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Upload_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UPL_01</text:p>
          </table:table-cell>
          <table:table-cell table:style-name="ce25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DMS\Upload_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2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Content_List_Viewer\Create_By_Conten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CLV_02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Content_List_Viewer\Create_By_Conten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CLV_02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Content_List_Viewer\Create_By_Conten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ECL_01</text:p>
          </table:table-cell>
          <table:table-cell table:style-name="ce25" office:value-type="string">
            <text:p>SniffTest - Edit CLV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Edit_CLV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ECL_01</text:p>
          </table:table-cell>
          <table:table-cell table:style-name="ce25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Edit_CLV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ECL_01</text:p>
          </table:table-cell>
          <table:table-cell table:style-name="ce25" office:value-type="string">
            <text:p>SniffTest - Edit 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Edit_CLV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GR_01</text:p>
          </table:table-cell>
          <table:table-cell table:style-name="ce25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Form_Genera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FGR_01</text:p>
          </table:table-cell>
          <table:table-cell table:style-name="ce25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Form_Genera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FGR_01</text:p>
          </table:table-cell>
          <table:table-cell table:style-name="ce25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Form_Genera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2</text:p>
          </table:table-cell>
          <table:table-cell table:style-name="ce25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Newsletter_Manager\Subscrip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2</text:p>
          </table:table-cell>
          <table:table-cell table:style-name="ce25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Newsletter_Manager\Subscrip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2</text:p>
          </table:table-cell>
          <table:table-cell table:style-name="ce25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Newsletter_Manager\Subscrip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4</text:p>
          </table:table-cell>
          <table:table-cell table:style-name="ce25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Newsletter_Manager\Subscribe_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4</text:p>
          </table:table-cell>
          <table:table-cell table:style-name="ce25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Newsletter_Manager\Subscribe_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4</text:p>
          </table:table-cell>
          <table:table-cell table:style-name="ce25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Newsletter_Manager\Subscribe_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D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SCD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SCD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ECMS\WCM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1</text:p>
          </table:table-cell>
          <table:table-cell table:style-name="ce25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Admin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ADM_01</text:p>
          </table:table-cell>
          <table:table-cell table:style-name="ce25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Admin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ADM_01</text:p>
          </table:table-cell>
          <table:table-cell table:style-name="ce25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Admin\View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CPN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Content_Publishing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CPN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Content_Publishing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CPN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Content_Publishing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PRS_01</text:p>
          </table:table-cell>
          <table:table-cell table:style-name="ce25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Pay_Raise\WF\Gra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PRS_01</text:p>
          </table:table-cell>
          <table:table-cell table:style-name="ce25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Pay_Raise\WF\Gra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PRS_01</text:p>
          </table:table-cell>
          <table:table-cell table:style-name="ce25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WF\Pay_Raise\WF\Gra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DAB_DAD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Dashboard\Drag &amp;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DAD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Dashboard\Drag &amp;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DAD_53</text:p>
          </table:table-cell>
          <table:table-cell table:style-name="ce25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Dashboard\Drag &amp;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DAB_MAT_52</text:p>
          </table:table-cell>
          <table:table-cell table:style-name="ce25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Dashboard\Manage ta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MAT_52</text:p>
          </table:table-cell>
          <table:table-cell table:style-name="ce25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Dashboard\Manage ta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DAB_MAT_52</text:p>
          </table:table-cell>
          <table:table-cell table:style-name="ce25" office:value-type="string">
            <text:p>SniffTest - Manage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Dashboard\Manage ta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2</text:p>
          </table:table-cell>
          <table:table-cell table:style-name="ce25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2</text:p>
          </table:table-cell>
          <table:table-cell table:style-name="ce25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2</text:p>
          </table:table-cell>
          <table:table-cell table:style-name="ce25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5</text:p>
          </table:table-cell>
          <table:table-cell table:style-name="ce25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7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NA_EDI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NA_EDI_49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2</text:p>
          </table:table-cell>
          <table:table-cell table:style-name="ce25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2</text:p>
          </table:table-cell>
          <table:table-cell table:style-name="ce25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2</text:p>
          </table:table-cell>
          <table:table-cell table:style-name="ce25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Import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4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Manage 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4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Manage 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4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Manage 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6</text:p>
          </table:table-cell>
          <table:table-cell table:style-name="ce25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Port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6</text:p>
          </table:table-cell>
          <table:table-cell table:style-name="ce25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Port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6</text:p>
          </table:table-cell>
          <table:table-cell table:style-name="ce25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Port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ADM_18</text:p>
          </table:table-cell>
          <table:table-cell table:style-name="ce25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Gadget\Manu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8</text:p>
          </table:table-cell>
          <table:table-cell table:style-name="ce25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Gadget\Manu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ADM_18</text:p>
          </table:table-cell>
          <table:table-cell table:style-name="ce25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Administration\Application Registry\Gadget\Manu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ORG_08</text:p>
          </table:table-cell>
          <table:table-cell table:style-name="ce25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Organization\User and group management\User Management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08</text:p>
          </table:table-cell>
          <table:table-cell table:style-name="ce25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Organization\User and group management\User Management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08</text:p>
          </table:table-cell>
          <table:table-cell table:style-name="ce25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Organization\User and group management\User Management\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GRO_ORG_10</text:p>
          </table:table-cell>
          <table:table-cell table:style-name="ce25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10</text:p>
          </table:table-cell>
          <table:table-cell table:style-name="ce25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GRO_ORG_10</text:p>
          </table:table-cell>
          <table:table-cell table:style-name="ce25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Group\Organization\User and Group management\Group Management\Add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N_EDI_30</text:p>
          </table:table-cell>
          <table:table-cell table:style-name="ce25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Edit\Basic\page for 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N_EDI_30</text:p>
          </table:table-cell>
          <table:table-cell table:style-name="ce25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Edit\Basic\page for 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N_EDI_30</text:p>
          </table:table-cell>
          <table:table-cell table:style-name="ce25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Edit\Basic\page for 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CRE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Basic\page for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Basic\page for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39</text:p>
          </table:table-cell>
          <table:table-cell table:style-name="ce25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Basic\page for grou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CRE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Advanced\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Advanced\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1</text:p>
          </table:table-cell>
          <table:table-cell table:style-name="ce25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Advanced\Porta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CRE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Advanced\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Advanced\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CRE_63</text:p>
          </table:table-cell>
          <table:table-cell table:style-name="ce25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Create\Advanced\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MAP_EDI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Edit\Basic\page for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EDI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Edit\Basic\page for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MAP_EDI_55</text:p>
          </table:table-cell>
          <table:table-cell table:style-name="ce25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Manage Pages\Edit\Basic\page for us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ADD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ADD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ADD_21</text:p>
          </table:table-cell>
          <table:table-cell table:style-name="ce25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Ad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DEL_22</text:p>
          </table:table-cell>
          <table:table-cell table:style-name="ce25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DEL_22</text:p>
          </table:table-cell>
          <table:table-cell table:style-name="ce25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DEL_22</text:p>
          </table:table-cell>
          <table:table-cell table:style-name="ce25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Dele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5</text:p>
          </table:table-cell>
          <table:table-cell table:style-name="ce25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Layout\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27</text:p>
          </table:table-cell>
          <table:table-cell table:style-name="ce25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Layout\Add Application into contain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1</text:p>
          </table:table-cell>
          <table:table-cell table:style-name="ce25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Manage N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3</text:p>
          </table:table-cell>
          <table:table-cell table:style-name="ce25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Edit Node's page properties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5</text:p>
          </table:table-cell>
          <table:table-cell table:style-name="ce25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ortal Navigation\Edit\Edit Navigation\Edit Node\ Change 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A_EDI_38</text:p>
          </table:table-cell>
          <table:table-cell table:style-name="ce25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age_Nav\Naviga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8</text:p>
          </table:table-cell>
          <table:table-cell table:style-name="ce25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age_Nav\Naviga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A_EDI_38</text:p>
          </table:table-cell>
          <table:table-cell table:style-name="ce25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age_Nav\Navigation\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NG_MA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age_Nav\Navigation\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G_MA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age_Nav\Navigation\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NG_MAN_37</text:p>
          </table:table-cell>
          <table:table-cell table:style-name="ce25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age_Nav\Navigation\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RV_AST_66</text:p>
          </table:table-cell>
          <table:table-cell table:style-name="ce25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rivate mode\Account Settings\Pro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AST_66</text:p>
          </table:table-cell>
          <table:table-cell table:style-name="ce25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rivate mode\Account Settings\Pro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AST_66</text:p>
          </table:table-cell>
          <table:table-cell table:style-name="ce25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rivate mode\Account Settings\Profi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RV_LAG_64</text:p>
          </table:table-cell>
          <table:table-cell table:style-name="ce25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rivate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LAG_64</text:p>
          </table:table-cell>
          <table:table-cell table:style-name="ce25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rivate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RV_LAG_64</text:p>
          </table:table-cell>
          <table:table-cell table:style-name="ce25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rivate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UB_ACC_02</text:p>
          </table:table-cell>
          <table:table-cell table:style-name="ce25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ublic m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ACC_02</text:p>
          </table:table-cell>
          <table:table-cell table:style-name="ce25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ublic m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ACC_02</text:p>
          </table:table-cell>
          <table:table-cell table:style-name="ce25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ublic mode\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PUB_LAG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ublic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LAG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ublic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PUB_LAG_03</text:p>
          </table:table-cell>
          <table:table-cell table:style-name="ce25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public mode\Language Setting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SIT_LI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Site map\Link p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SIT_LI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Site map\Link p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SIT_LIN_19</text:p>
          </table:table-cell>
          <table:table-cell table:style-name="ce25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Site map\Link p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UNA_EDI_56</text:p>
          </table:table-cell>
          <table:table-cell table:style-name="ce25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user Navigation\Edit\Edit Layout\Site's confi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6</text:p>
          </table:table-cell>
          <table:table-cell table:style-name="ce25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user Navigation\Edit\Edit Layout\Site's confi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6</text:p>
          </table:table-cell>
          <table:table-cell table:style-name="ce25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user Navigation\Edit\Edit Layout\Site's confi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GTN_UNA_EDI_58</text:p>
          </table:table-cell>
          <table:table-cell table:style-name="ce25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User Navigation\Edit\Edit Layout\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8</text:p>
          </table:table-cell>
          <table:table-cell table:style-name="ce25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User Navigation\Edit\Edit Layout\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GTN_UNA_EDI_58</text:p>
          </table:table-cell>
          <table:table-cell table:style-name="ce25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Portal\User Navigation\Edit\Edit Layout\App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Answer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Answer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1</text:p>
          </table:table-cell>
          <table:table-cell table:style-name="ce25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Answer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Answer\Active_And_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Answer\Active_And_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ANS_03</text:p>
          </table:table-cell>
          <table:table-cell table:style-name="ce25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Answer\Active_And_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Category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Category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1</text:p>
          </table:table-cell>
          <table:table-cell table:style-name="ce25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Category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Category\Export 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Category\Export 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CAT_03</text:p>
          </table:table-cell>
          <table:table-cell table:style-name="ce25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Category\Export 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Question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Question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1</text:p>
          </table:table-cell>
          <table:table-cell table:style-name="ce25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Question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Question\Se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Question\Se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QUE_03</text:p>
          </table:table-cell>
          <table:table-cell table:style-name="ce25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Question\Se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Setting 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Setting 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ANS_SET_01</text:p>
          </table:table-cell>
          <table:table-cell table:style-name="ce25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Answers\Setting 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AQ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AQ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AQ_SET_01</text:p>
          </table:table-cell>
          <table:table-cell table:style-name="ce25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AQ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Administration\Ban_I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Administration\Ban_I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AN_01</text:p>
          </table:table-cell>
          <table:table-cell table:style-name="ce25" office:value-type="string">
            <text:p>SniffTest - Ban IP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Administration\Ban_I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Bookma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Bookma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BOO_01</text:p>
          </table:table-cell>
          <table:table-cell table:style-name="ce25" office:value-type="string">
            <text:p>SniffTest - Bookmark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Bookma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Category\Import_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Category\Import_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CAT_02</text:p>
          </table:table-cell>
          <table:table-cell table:style-name="ce25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Category\Import_Ex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Forum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Forum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FOR_02</text:p>
          </table:table-cell>
          <table:table-cell table:style-name="ce25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Forum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Post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Post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POS_01</text:p>
          </table:table-cell>
          <table:table-cell table:style-name="ce25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Post\Basic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Search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SET_01</text:p>
          </table:table-cell>
          <table:table-cell table:style-name="ce25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Setting_Porle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Topic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Topic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2</text:p>
          </table:table-cell>
          <table:table-cell table:style-name="ce25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Topic\More_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Topic\R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Topic\R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TOP_04</text:p>
          </table:table-cell>
          <table:table-cell table:style-name="ce25" office:value-type="string">
            <text:p>SniffTest - Rate topic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Topic\Ra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User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User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FOR_USE_01</text:p>
          </table:table-cell>
          <table:table-cell table:style-name="ce25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Forum\User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Page\Plain Text 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Page\Plain Text 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1</text:p>
          </table:table-cell>
          <table:table-cell table:style-name="ce25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Page\Plain Text 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Edit\Paragrap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Edit\Paragrap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3</text:p>
          </table:table-cell>
          <table:table-cell table:style-name="ce25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Edit\Paragrap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5</text:p>
          </table:table-cell>
          <table:table-cell table:style-name="ce25" office:value-type="string">
            <text:p>SniffTest - Move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Attachmen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Attachmen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PAG_07</text:p>
          </table:table-cell>
          <table:table-cell table:style-name="ce25" office:value-type="string">
            <text:p>SniffTest - Attach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Attachment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A_01</text:p>
          </table:table-cell>
          <table:table-cell table:style-name="ce25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Quick_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Space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Space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KS_WIK_SET_01</text:p>
          </table:table-cell>
          <table:table-cell table:style-name="ce25" office:value-type="string">
            <text:p>SniffTest - Space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KS\Wiki\Space_Sett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18</text:p>
          </table:table-cell>
          <table:table-cell table:style-name="ce25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0</text:p>
          </table:table-cell>
          <table:table-cell table:style-name="ce25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Pending Reques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Pending Reques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2</text:p>
          </table:table-cell>
          <table:table-cell table:style-name="ce25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Pending Request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Activities/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Activities/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4</text:p>
          </table:table-cell>
          <table:table-cell table:style-name="ce25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Activities/Ac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Profile/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Profile/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6</text:p>
          </table:table-cell>
          <table:table-cell table:style-name="ce25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People/Profile/Edi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Dashboard/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Dashboard/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28</text:p>
          </table:table-cell>
          <table:table-cell table:style-name="ce25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Social/Dashboard/Drag and Drop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ocial/people/Other User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ocial/people/Other User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PEO_30</text:p>
          </table:table-cell>
          <table:table-cell table:style-name="ce25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Social/people/Other User/Networ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number-columns-repeated="3"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25" office:value-type="string">
            <text:p>x</text:p>
          </table:table-cell>
          <table:table-cell table:number-columns-repeated="3"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3</text:p>
          </table:table-cell>
          <table:table-cell table:style-name="ce25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Searc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number-columns-repeated="2"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tivi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tivi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5</text:p>
          </table:table-cell>
          <table:table-cell table:style-name="ce25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Social/Space/Activit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ember/Invi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ember/Invi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7</text:p>
          </table:table-cell>
          <table:table-cell table:style-name="ce25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ember/Invi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ember/Re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ember/Re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09</text:p>
          </table:table-cell>
          <table:table-cell table:style-name="ce25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ember/Rem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Applica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Applica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1</text:p>
          </table:table-cell>
          <table:table-cell table:style-name="ce25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Application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3</text:p>
          </table:table-cell>
          <table:table-cell table:style-name="ce25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Manage navig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List/Pend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List/Pend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SOC_SPC_15</text:p>
          </table:table-cell>
          <table:table-cell table:style-name="ce25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Social/Space/List/Pending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5" office:value-type="string">
            <text:p>x</text:p>
          </table:table-cell>
          <table:table-cell table:style-name="Default"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01</text:p>
          </table:table-cell>
          <table:table-cell table:style-name="ce25" office:value-type="string">
            <text:p>SniffTest - Show Desktop Context Menu for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Show_for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1</text:p>
          </table:table-cell>
          <table:table-cell table:style-name="ce25" office:value-type="string">
            <text:p>SniffTest - Show Desktop Context Menu form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Show_for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1</text:p>
          </table:table-cell>
          <table:table-cell table:style-name="ce25" office:value-type="string">
            <text:p>SniffTest - Show Desktop Context Menu for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Show_form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02</text:p>
          </table:table-cell>
          <table:table-cell office:value-type="string">
            <text:p>SniffTest - Add application on dockb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Add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2</text:p>
          </table:table-cell>
          <table:table-cell office:value-type="string">
            <text:p>SniffTest - Add application on dockb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Add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2</text:p>
          </table:table-cell>
          <table:table-cell office:value-type="string">
            <text:p>SniffTest - Add application on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Add 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03</text:p>
          </table:table-cell>
          <table:table-cell table:style-name="ce25" office:value-type="string">
            <text:p>SniffTest - Add application by right click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Add by right cli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3</text:p>
          </table:table-cell>
          <table:table-cell table:style-name="ce25" office:value-type="string">
            <text:p>SniffTest - Add application by right click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Add by right cli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3</text:p>
          </table:table-cell>
          <table:table-cell table:style-name="ce25" office:value-type="string">
            <text:p>SniffTest - Add application by right click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Add by right cli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04</text:p>
          </table:table-cell>
          <table:table-cell office:value-type="string">
            <text:p>SniffTest - Check Close All Application by right cli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Close all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4</text:p>
          </table:table-cell>
          <table:table-cell office:value-type="string">
            <text:p>SniffTest - Check Close All Application by right clic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Close all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4</text:p>
          </table:table-cell>
          <table:table-cell office:value-type="string">
            <text:p>SniffTest - Check Close All Application by right cli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Close all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05</text:p>
          </table:table-cell>
          <table:table-cell table:style-name="ce25" office:value-type="string">
            <text:p>SniffTest - Check quit an application by select Quit on dockb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Quit application on dockb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5</text:p>
          </table:table-cell>
          <table:table-cell table:style-name="ce25" office:value-type="string">
            <text:p>SniffTest - Check quit an application by select Quit on dockb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Quit application on dockb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5</text:p>
          </table:table-cell>
          <table:table-cell table:style-name="ce25" office:value-type="string">
            <text:p>SniffTest - Check quit an application by select Quit on dockb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table:style-name="ce25" office:value-type="string">
            <text:p>x</text:p>
          </table:table-cell>
          <table:table-cell/>
          <table:table-cell table:style-name="ce25" office:value-type="string">
            <text:p>Webos\Application\Basic_Actions\Quit application on dockb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06</text:p>
          </table:table-cell>
          <table:table-cell office:value-type="string">
            <text:p>SniffTest - Check quit an application by click (x) at the right top of the application windo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Quit application by click at t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6</text:p>
          </table:table-cell>
          <table:table-cell office:value-type="string">
            <text:p>SniffTest - Check quit an application by click (x) at the right top of the application windo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Quit application by click at t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6</text:p>
          </table:table-cell>
          <table:table-cell office:value-type="string">
            <text:p>SniffTest - Check quit an application by click (x) at the right top of the application windo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Default"/>
          <table:table-cell office:value-type="string">
            <text:p>Webos\Application\Basic_Actions\Quit application by click at t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07</text:p>
          </table:table-cell>
          <table:table-cell table:style-name="ce25" office:value-type="string">
            <text:p>SniffTest - Check Remove an application by select Remove from dockb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Remove application form dockb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7</text:p>
          </table:table-cell>
          <table:table-cell table:style-name="ce25" office:value-type="string">
            <text:p>SniffTest - Check Remove an application by select Remove from dockba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Remove application form dockb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7</text:p>
          </table:table-cell>
          <table:table-cell table:style-name="ce25" office:value-type="string">
            <text:p>SniffTest - Check Remove an application by select Remove from dockb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Remove application form dockba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08</text:p>
          </table:table-cell>
          <table:table-cell office:value-type="string">
            <text:p>SniffTest - Check status an application ( minimize/maximize/restor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Check statu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8</text:p>
          </table:table-cell>
          <table:table-cell office:value-type="string">
            <text:p>SniffTest - Check status an application ( minimize/maximize/restor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Check statu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08</text:p>
          </table:table-cell>
          <table:table-cell office:value-type="string">
            <text:p>SniffTest - Check status an application ( minimize/maximize/restor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Check statu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09</text:p>
          </table:table-cell>
          <table:table-cell table:style-name="ce25" office:value-type="string">
            <text:p>SniffTest - Change Page titl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Change page tit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9</text:p>
          </table:table-cell>
          <table:table-cell table:style-name="ce25" office:value-type="string">
            <text:p>SniffTest - Change Page titl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Change page tit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09</text:p>
          </table:table-cell>
          <table:table-cell table:style-name="ce25" office:value-type="string">
            <text:p>SniffTest - Change Page tit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Change page tit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10</text:p>
          </table:table-cell>
          <table:table-cell office:value-type="string">
            <text:p>SniffTest - Change backgroun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Chang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0</text:p>
          </table:table-cell>
          <table:table-cell office:value-type="string">
            <text:p>SniffTest - Change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Chang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0</text:p>
          </table:table-cell>
          <table:table-cell office:value-type="string">
            <text:p>SniffTest - Change backgroun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Chang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11</text:p>
          </table:table-cell>
          <table:table-cell table:style-name="ce25" office:value-type="string">
            <text:p>SniffTest - Preview background im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Preview backgrou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1</text:p>
          </table:table-cell>
          <table:table-cell table:style-name="ce25" office:value-type="string">
            <text:p>SniffTest - Preview background im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Preview backgrou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1</text:p>
          </table:table-cell>
          <table:table-cell table:style-name="ce25" office:value-type="string">
            <text:p>SniffTest - Preview background image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Preview backgroun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12</text:p>
          </table:table-cell>
          <table:table-cell office:value-type="string">
            <text:p>SniffTest - Check when choose default backgroun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Default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2</text:p>
          </table:table-cell>
          <table:table-cell office:value-type="string">
            <text:p>SniffTest - Check when choose default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Default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2</text:p>
          </table:table-cell>
          <table:table-cell office:value-type="string">
            <text:p>SniffTest - Check when choose default backgroun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Default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13</text:p>
          </table:table-cell>
          <table:table-cell table:style-name="ce25" office:value-type="string">
            <text:p>SniffTest - Upload im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Upload im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3</text:p>
          </table:table-cell>
          <table:table-cell table:style-name="ce25" office:value-type="string">
            <text:p>SniffTest - Upload im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Upload im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3</text:p>
          </table:table-cell>
          <table:table-cell table:style-name="ce25" office:value-type="string">
            <text:p>SniffTest - Upload im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Upload imag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14</text:p>
          </table:table-cell>
          <table:table-cell office:value-type="string">
            <text:p>SniffTest - Upload more im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Upload mor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4</text:p>
          </table:table-cell>
          <table:table-cell office:value-type="string">
            <text:p>SniffTest - Upload more im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Upload mor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4</text:p>
          </table:table-cell>
          <table:table-cell office:value-type="string">
            <text:p>SniffTest - Upload more im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Upload mor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15</text:p>
          </table:table-cell>
          <table:table-cell table:style-name="ce25" office:value-type="string">
            <text:p>SniffTest - Upload image over 2MB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Upload over 2M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5</text:p>
          </table:table-cell>
          <table:table-cell table:style-name="ce25" office:value-type="string">
            <text:p>SniffTest - Upload image over 2MB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Upload over 2M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5</text:p>
          </table:table-cell>
          <table:table-cell table:style-name="ce25" office:value-type="string">
            <text:p>SniffTest - Upload image over 2M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Upload over 2MB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16</text:p>
          </table:table-cell>
          <table:table-cell office:value-type="string">
            <text:p>SniffTest - Delete background with confirm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Delet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6</text:p>
          </table:table-cell>
          <table:table-cell office:value-type="string">
            <text:p>SniffTest - Delete background with confirm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Delet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6</text:p>
          </table:table-cell>
          <table:table-cell office:value-type="string">
            <text:p>SniffTest - Delete background with confirm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Delet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17</text:p>
          </table:table-cell>
          <table:table-cell table:style-name="ce25" office:value-type="string">
            <text:p>SniffTest - Check delete all backgroun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Delete al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7</text:p>
          </table:table-cell>
          <table:table-cell table:style-name="ce25" office:value-type="string">
            <text:p>SniffTest - Check delete all backgroun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Delete al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7</text:p>
          </table:table-cell>
          <table:table-cell table:style-name="ce25" office:value-type="string">
            <text:p>SniffTest - Check delete all backgroun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Delete all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WOS_18</text:p>
          </table:table-cell>
          <table:table-cell office:value-type="string">
            <text:p>SniffTest - Show/Hide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Show Hide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8</text:p>
          </table:table-cell>
          <table:table-cell office:value-type="string">
            <text:p>SniffTest - Show/Hide applic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Show Hide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WOS_18</text:p>
          </table:table-cell>
          <table:table-cell office:value-type="string">
            <text:p>SniffTest - Show/Hide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Webos\Application\Basic_Actions\Show Hide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WOS_19</text:p>
          </table:table-cell>
          <table:table-cell table:style-name="ce25" office:value-type="string">
            <text:p>SniffTest - Check Refresh func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Refres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9</text:p>
          </table:table-cell>
          <table:table-cell table:style-name="ce25" office:value-type="string">
            <text:p>SniffTest - Check Refresh func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Refres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WOS_19</text:p>
          </table:table-cell>
          <table:table-cell table:style-name="ce25" office:value-type="string">
            <text:p>SniffTest - Check Refresh fun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Webos\Application\Basic_Actions\Refresh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Ev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Ev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CS\Calendar\Manage Event</text:p>
          </table:table-cell>
          <table:table-cell table:number-columns-repeated="6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4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03T14:25:43</dc:date>
    <dc:creator>exoplatform </dc:creator>
    <meta:editing-duration>PT2H24M54S</meta:editing-duration>
    <meta:editing-cycles>19</meta:editing-cycles>
    <meta:generator>LibreOffice/3.4$Unix LibreOffice_project/340m1$Build-402</meta:generator>
    <meta:document-statistic meta:table-count="2" meta:cell-count="5319" meta:object-count="0"/>
    <meta:user-defined meta:name="Info 1"/>
    <meta:user-defined meta:name="Info 2"/>
    <meta:user-defined meta:name="Info 3"/>
    <meta:user-defined meta:name="Info 4"/>
  </office:meta>
</office:document-meta>
</file>